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K$7:.K$724];[.$J2])" office:value-type="float" office:value="77">
            <text:p>77</text:p>
          </table:table-cell>
          <table:table-cell table:style-name="ce164" table:formula="of:=COUNTIF([.L$7:.L$724];[.$J2])" office:value-type="float" office:value="77">
            <text:p>77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K$7:.K$724];[.$J3])" office:value-type="float" office:value="7">
            <text:p>7</text:p>
          </table:table-cell>
          <table:table-cell table:style-name="ce164" table:formula="of:=COUNTIF([.L$7:.L$724];[.$J3])" office:value-type="float" office:value="7">
            <text:p>7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K$7:.K$724];[.$J4])" office:value-type="float" office:value="0">
            <text:p>0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K$7:.K$724];[.$J5])" office:value-type="float" office:value="3">
            <text:p>3</text:p>
          </table:table-cell>
          <table:table-cell table:style-name="ce164" table:formula="of:=COUNTIF([.L$7:.L$724];[.$J5])" office:value-type="float" office:value="3">
            <text:p>3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9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Select a </text:span><text:span text:style-name="T5">server in </text:span><text:span text:style-name="T5">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error </text:span><text:span text:style-name="T14">message is </text:span><text:span text:style-name="T14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</text:span><text:span text:style-name="T14">application </text:span><text:span text:style-name="T14">shows </text:span><text:span text:style-name="T14">“Loading...” </text:span><text:span text:style-name="T14">then the </text:span><text:span text:style-name="T14">Activity </text:span><text:span text:style-name="T14">Stream</text:span><text:span text:style-name="T15"> is </text:span><text:span text:style-name="T15">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</text:span><text:span text:style-name="T6">progress </text:span><text:span text:style-name="T6">finished, exit </text:span><text:span text:style-name="T6">the app </text:span><text:span text:style-name="T6">(touch on </text:span><text:span text:style-name="T6">physical </text:span><text:span text:style-name="T6">home 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</text:span><text:span text:style-name="T17">authenticate </text:span><text:span text:style-name="T18">screen is </text:span><text:span text:style-name="T18">displayed </text:span><text:span text:style-name="T18">with empty </text:span><text:span text:style-name="T18">user and </text:span><text:span text:style-name="T18">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2">TESTVN-5672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o</text:span><text:span text:style-name="T8">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1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673">TESTVN-5673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6">TESTVN-5676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2" office:value-type="string">
            <text:p><text:a xlink:href="https://jira.exoplatform.org/browse/TESTVN-5675">TESTVN-5675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706">TESTVN-5706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</text:span><text:span text:style-name="T12">user image </text:span><text:span text:style-name="T12">and full </text:span><text:span text:style-name="T12">name will be </text:span><text:span text:style-name="T12">shown on </text:span><text:span text:style-name="T12">top of </text:span><text:span text:style-name="T12">application </text:span><text:span text:style-name="T12">navigation </text:span><text:span text:style-name="T12">and there </text:span><text:span text:style-name="T12">are 3 </text:span><text:span text:style-name="T12">applications </text:span><text:span text:style-name="T12">on the left </text:span><text:span text:style-name="T12">menu: News, </text:span><text:span text:style-name="T12">Documents, </text:span><text:span text:style-name="T12">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an </text:span><text:span text:style-name="T7">[Dashboard] </text:span><text:span text:style-name="T7">application in </text:span><text:span text:style-name="T7">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when no gadget is added, dashboard is not shown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72" office:value-type="string">
            <text:p><text:a xlink:href="https://jira.exoplatform.org/browse/TESTVN-5680">TESTVN-5680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</text:span><text:span text:style-name="T6">gadget into </text:span><text:span text:style-name="T6">tabs on PLF </text:span><text:span text:style-name="T6">3.0 via </text:span><text:span text:style-name="T6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6">- Touch on </text:span><text:span text:style-name="T6">Gadget tab </text:span><text:span text:style-name="T6">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</text:span><text:span text:style-name="T6">more some </text:span><text:span text:style-name="T6">gadget into </text:span><text:span text:style-name="T6">dashboard </text:span><text:span text:style-name="T6">tabs or </text:span><text:span text:style-name="T6">delete some </text:span><text:span text:style-name="T6">existed </text:span><text:span text:style-name="T6">gadgets via </text:span><text:span text:style-name="T6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6">- Sign out &amp; </text:span><text:span text:style-name="T6">Sign in again </text:span><text:span text:style-name="T6">or exit </text:span><text:span text:style-name="T6">application </text:span><text:span text:style-name="T6">→ start </text:span><text:span text:style-name="T6">application </text:span><text:span text:style-name="T6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ashboard] </text:span><text:span text:style-name="T6">application </text:span><text:span text:style-name="T6">on Home </text:span><text:span text:style-name="T6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] </text:span><text:span text:style-name="T6">application </text:span><text:span text:style-name="T6">on Home </text:span><text:span text:style-name="T6">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N/A</text:p>
          </table:table-cell>
          <table:table-cell table:style-name="ce167" office:value-type="string">
            <text:p>Update test case: There is not close button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item with folder icon.</text:p>
          </table:table-cell>
          <table:table-cell table:style-name="ce139" office:value-type="string">
            <text:p><text:span text:style-name="T6">- An Activity </text:span><text:span text:style-name="T6">indicator will </text:span><text:span text:style-name="T6">show on the </text:span><text:span text:style-name="T6">navigation </text:span><text:span text:style-name="T6">bar to </text:span><text:span text:style-name="T6">indicate that </text:span><text:span text:style-name="T6">items in the </text:span><text:span text:style-name="T6">folder are in </text:span><text:span text:style-name="T6">the loading </text:span><text:span text:style-name="T6">progress.</text:span></text:p>
            <text:p><text:span text:style-name="T6">- After </text:span><text:span text:style-name="T6">loading </text:span><text:span text:style-name="T6">progress </text:span><text:span text:style-name="T6">finishes, </text:span><text:span text:style-name="T6">items in this </text:span><text:span text:style-name="T6">folder will be </text:span><text:span text:style-name="T6">showed.</text:span></text:p>
            <text:p><text:span text:style-name="T6">- Folder </text:span><text:span text:style-name="T6">items will be </text:span><text:span text:style-name="T6">showed with </text:span><text:span text:style-name="T6">folder icon.</text:span></text:p>
            <text:p><text:span text:style-name="T6">- File items </text:span><text:span text:style-name="T6">will be </text:span><text:span text:style-name="T6">showed with </text:span><text:span text:style-name="T6">icon suitable </text:span><text:span text:style-name="T6">with file </text:span><text:span text:style-name="T6">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711">TESTVN-5711</text:a>, TESTVN-5686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do </text:span><text:span text:style-name="T6">not input </text:span><text:span text:style-name="T6">data</text:span></text:p>
            <text:p><text:span text:style-name="T6">- Touch on </text:span><text:span text:style-name="T6">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New Folder </text:span><text:span text:style-name="T13">is not </text:span><text:span text:style-name="T13">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Passed</text:p>
          </table:table-cell>
          <table:table-cell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85">TESTVN-5685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</text:span></text:p>
            <text:p><text:span text:style-name="T6">- Touch on </text:span><text:span text:style-name="T6">[Create </text:span><text:span text:style-name="T6">Folder] </text:span><text:span text:style-name="T6">button, input </text:span><text:span text:style-name="T6">valid data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/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713">TESTVN-5713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do not </text:span><text:span text:style-name="T6">input name</text:span></text:p>
            <text:p><text:span text:style-name="T6">- Touch on </text:span><text:span text:style-name="T6">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with </text:span><text:span text:style-name="T13">new 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Failed</text:p>
          </table:table-cell>
          <table:table-cell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713">TESTVN-5713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Folder</text:span></text:p>
            <text:p><text:span text:style-name="T6">- Select </text:span><text:span text:style-name="T6">Rename </text:span><text:span text:style-name="T6">item, input </text:span><text:span text:style-name="T6">valid name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6">- Come back </text:span><text:span text:style-name="T6">to </text:span><text:span text:style-name="T6">Documents </text:span><text:span text:style-name="T6">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any item in </text:span><text:span text:style-name="T6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67" office:value-type="string">
            <text:p>TESTVN-5712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</text:span><text:span text:style-name="T19">action is </text:span><text:span text:style-name="T19">affect, it has </text:span><text:span text:style-name="T19">enable. If it </text:span><text:span text:style-name="T19">doesn't </text:span><text:span text:style-name="T19">affect, it has </text:span><text:span text:style-name="T19">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Delete] </text:span><text:span text:style-name="T6">action on </text:span><text:span text:style-name="T6">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select </text:span><text:span text:style-name="T6">[copy] action </text:span><text:span text:style-name="T6">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72" office:value-type="string">
            <text:p><text:a xlink:href="https://jira.exoplatform.org/browse/TESTVN-5695">TESTVN-5695</text:a>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Document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the actions </text:span><text:span text:style-name="T6">button on </text:span><text:span text:style-name="T6">any </text:span><text:span text:style-name="T6">File/Folder </text:span><text:span text:style-name="T6">and <text:s/>select </text:span><text:span text:style-name="T6">[Move] </text:span><text:span text:style-name="T6">action on it.</text:span></text:p>
            <text:p><text:span text:style-name="T6">- then touch </text:span><text:span text:style-name="T6">on action </text:span><text:span text:style-name="T6">button of </text:span><text:span text:style-name="T6">another </text:span><text:span text:style-name="T6">folder and </text:span><text:span text:style-name="T6">select </text:span><text:span text:style-name="T6">[Paste] </text:span><text:span text:style-name="T6">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72" office:value-type="string">
            <text:p><text:a xlink:href="https://jira.exoplatform.org/browse/TESTVN-5695">TESTVN-5695</text:a></text:p>
          </table:table-cell>
          <table:table-cell table:style-name="ce167" table:number-columns-repeated="3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</text:span><text:span text:style-name="T6">File/Folder </text:span><text:span text:style-name="T6">will be </text:span><text:span text:style-name="T6">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office:value-type="string">
            <text:p>Updates test case: Remove line: “You” instead of...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Take a </text:span><text:span text:style-name="T6">Photo] </text:span><text:span text:style-name="T6">button</text:span></text:p>
            <text:p><text:span text:style-name="T6">- Touch on </text:span><text:span text:style-name="T6">[Done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mera] </text:span><text:span text:style-name="T6">icon on the </text:span><text:span text:style-name="T6">top-right</text:span></text:p>
            <text:p><text:span text:style-name="T6">- Touch on </text:span><text:span text:style-name="T6">[Photo </text:span><text:span text:style-name="T6">Library] </text:span><text:span text:style-name="T6">button</text:span></text:p>
            <text:p><text:span text:style-name="T6">- Select a </text:span><text:span text:style-name="T6">photo, touch </text:span><text:span text:style-name="T6">on [OK] </text:span><text:span text:style-name="T6">button</text:span></text:p>
            <text:p><text:span text:style-name="T6">- Touch on </text:span><text:span text:style-name="T6">[Send] </text:span><text:span text:style-name="T6">button</text:span></text:p>
            <text:p><text:span text:style-name="T6">- Touch on </text:span><text:span text:style-name="T6">[Refresh] </text:span><text:span text:style-name="T6">icon on the </text:span><text:span text:style-name="T6">top-right</text:span></text:p>
          </table:table-cell>
          <table:table-cell table:style-name="ce139" office:value-type="string">
            <text:p><text:span text:style-name="T6">- Back to </text:span><text:span text:style-name="T6">activities </text:span><text:span text:style-name="T6">stream page</text:span></text:p>
            <text:p><text:span text:style-name="T6">- This post </text:span><text:span text:style-name="T6">will be </text:span><text:span text:style-name="T6">shown with </text:span><text:span text:style-name="T6">correct 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</text:span></text:p>
            <text:p><text:span text:style-name="T6">- Do not </text:span><text:span text:style-name="T6">anything</text:span></text:p>
            <text:p><text:span text:style-name="T6">- Touch on </text:span><text:span text:style-name="T6">[Send] </text:span><text:span text:style-name="T6">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Post] icon </text:span><text:span text:style-name="T6">on the top-</text:span><text:span text:style-name="T6">right, input </text:span><text:span text:style-name="T6">Something</text:span></text:p>
            <text:p><text:span text:style-name="T6">- Touch on </text:span><text:span text:style-name="T6">[Cancel] </text:span><text:span text:style-name="T6">button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Like] icon of </text:span><text:span text:style-name="T6">any post</text:span></text:p>
            <text:p><text:span text:style-name="T6">- After that </text:span><text:span text:style-name="T6">touch on </text:span><text:span text:style-name="T6">[Unlike] icon </text:span><text:span text:style-name="T6">of this 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</text:span><text:span text:style-name="T6">Post will be </text:span><text:span text:style-name="T6">shown with </text:span><text:span text:style-name="T6">comment </text:span><text:span text:style-name="T6">and Like </text:span><text:span text:style-name="T6">number (if </text:span><text:span text:style-name="T6">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98">TESTVN-5698</text:a></text:p>
          </table:table-cell>
          <table:table-cell table:style-name="ce168" table:number-columns-repeated="3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Do not </text:span><text:span text:style-name="T6">input </text:span><text:span text:style-name="T6">anything, </text:span><text:span text:style-name="T6">touch on </text:span><text:span text:style-name="T6">button Send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6">- Sign In with </text:span><text:span text:style-name="T6">valid User </text:span><text:span text:style-name="T6">name/Passw</text:span><text:span text:style-name="T6">ord</text:span></text:p>
            <text:p><text:span text:style-name="T6">- Touch on </text:span><text:span text:style-name="T6">[News] </text:span><text:span text:style-name="T6">application </text:span><text:span text:style-name="T6">on Home </text:span><text:span text:style-name="T6">page</text:span></text:p>
            <text:p><text:span text:style-name="T6">- Touch on </text:span><text:span text:style-name="T6">[Comment] </text:span><text:span text:style-name="T6">icon of any </text:span><text:span text:style-name="T6">post</text:span></text:p>
            <text:p><text:span text:style-name="T6">- Input </text:span><text:span text:style-name="T6">something, </text:span><text:span text:style-name="T6">touch on </text:span><text:span text:style-name="T6">button </text:span><text:span text:style-name="T6">Cancel</text:span></text:p>
            <text:p><text:span text:style-name="T6">- Touch on </text:span><text:span text:style-name="T6">this post</text:span></text:p>
          </table:table-cell>
          <table:table-cell table:style-name="ce139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with </text:span><text:span text:style-name="T13">valid 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</text:span><text:span text:style-name="T2">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6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8T16:27:05</dc:date>
    <meta:editing-cycles>267</meta:editing-cycles>
    <meta:editing-duration>P3DT13H36M11S</meta:editing-duration>
    <dc:creator>exoplatform </dc:creator>
    <meta:document-statistic meta:table-count="4" meta:cell-count="1817" meta:object-count="1"/>
    <meta:user-defined meta:name="Info 1"/>
    <meta:user-defined meta:name="Info 2"/>
    <meta:user-defined meta:name="Info 3"/>
    <meta:user-defined meta:name="Info 4"/>
  </office:meta>
</office:document-meta>
</file>